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T1_14" style:family="text">
      <style:text-properties fo:font-weight="bold" style:font-weight-asian="bold" style:font-weight-complex="bold"/>
    </style:style>
    <style:style style:name="T1_1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>
      <style:text-properties fo:color="#1155cc" style:text-underline-style="solid" style:text-underline-color="font-color"/>
    </style:style>
    <style:style style:name="T16_4" style:family="text"/>
    <style:style style:name="T16_5" style:family="text">
      <style:text-properties fo:color="#1155cc" style:text-underline-style="solid" style:text-underline-color="font-color"/>
    </style:style>
    <style:style style:name="T16_6" style:family="text"/>
    <style:style style:name="T16_7" style:family="text">
      <style:text-properties fo:color="#1155cc" style:text-underline-style="solid" style:text-underline-color="font-color"/>
    </style:style>
    <style:style style:name="T16_8" style:family="text"/>
    <style:style style:name="T16_9" style:family="text">
      <style:text-properties fo:color="#1155cc" style:text-underline-style="solid" style:text-underline-color="font-color"/>
    </style:style>
    <style:style style:name="T16_10" style:family="text"/>
    <style:style style:name="T16_11" style:family="text">
      <style:text-properties fo:color="#1155cc" style:text-underline-style="solid" style:text-underline-color="font-color"/>
    </style:style>
    <style:style style:name="T16_12" style:family="text"/>
    <style:style style:name="T16_13" style:family="text">
      <style:text-properties fo:color="#1155cc" style:text-underline-style="solid" style:text-underline-color="font-color"/>
    </style:style>
    <style:style style:name="T16_14" style:family="text"/>
    <style:style style:name="T16_15" style:family="text">
      <style:text-properties fo:color="#1155cc" style:text-underline-style="solid" style:text-underline-color="font-color"/>
    </style:style>
    <style:style style:name="T16_16" style:family="text"/>
    <style:style style:name="T16_17" style:family="text">
      <style:text-properties fo:color="#1155cc" style:text-underline-style="solid" style:text-underline-color="font-color"/>
    </style:style>
    <style:style style:name="T16_18" style:family="text"/>
    <style:style style:name="T16_19" style:family="text">
      <style:text-properties fo:color="#1155cc" style:text-underline-style="solid" style:text-underline-color="font-color"/>
    </style:style>
    <style:style style:name="T16_20" style:family="text"/>
    <style:style style:name="T16_21" style:family="text">
      <style:text-properties fo:color="#1155cc" style:text-underline-style="solid" style:text-underline-color="font-color"/>
    </style:style>
    <style:style style:name="T16_22" style:family="text"/>
    <style:style style:name="T16_23" style:family="text">
      <style:text-properties fo:color="#1155cc" style:text-underline-style="solid" style:text-underline-color="font-color"/>
    </style:style>
    <style:style style:name="T16_24" style:family="text"/>
    <style:style style:name="T16_25" style:family="text">
      <style:text-properties fo:color="#1155cc" style:text-underline-style="solid" style:text-underline-color="font-color"/>
    </style:style>
    <style:style style:name="T16_26" style:family="text"/>
    <style:style style:name="T16_27" style:family="text">
      <style:text-properties fo:color="#1155cc" style:text-underline-style="solid" style:text-underline-color="font-color"/>
    </style:style>
    <style:style style:name="T16_28" style:family="text"/>
    <style:style style:name="T16_29" style:family="text">
      <style:text-properties fo:color="#1155cc" style:text-underline-style="solid" style:text-underline-color="font-color"/>
    </style:style>
    <style:style style:name="T16_30" style:family="text"/>
    <style:style style:name="T16_31" style:family="text">
      <style:text-properties fo:color="#1155cc" style:text-underline-style="solid" style:text-underline-color="font-color"/>
    </style:style>
    <style:style style:name="T16_32" style:family="text"/>
    <style:style style:name="T16_33" style:family="text">
      <style:text-properties fo:color="#1155cc" style:text-underline-style="solid" style:text-underline-color="font-color"/>
    </style:style>
    <style:style style:name="T16_34" style:family="text"/>
    <style:style style:name="T16_35" style:family="text">
      <style:text-properties fo:color="#1155cc" style:text-underline-style="solid" style:text-underline-color="font-color"/>
    </style:style>
    <style:style style:name="T16_36" style:family="text"/>
    <style:style style:name="T16_37" style:family="text">
      <style:text-properties fo:color="#1155cc" style:text-underline-style="solid" style:text-underline-color="font-color"/>
    </style:style>
    <style:style style:name="T16_38" style:family="text"/>
    <style:style style:name="T16_39" style:family="text">
      <style:text-properties fo:color="#1155cc" style:text-underline-style="solid" style:text-underline-color="font-color"/>
    </style:style>
    <style:style style:name="T16_40" style:family="text"/>
    <style:style style:name="T16_41" style:family="text">
      <style:text-properties fo:color="#1155cc" style:text-underline-style="solid" style:text-underline-color="font-color"/>
    </style:style>
    <style:style style:name="T16_42" style:family="text"/>
    <style:style style:name="T16_43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Mineração</text:span><text:span text:style-name="T1_2"><text:s/></text:span><text:span text:style-name="T1_3">dos</text:span><text:span text:style-name="T1_4"><text:s/></text:span><text:span text:style-name="T1_5">dados</text:span><text:span text:style-name="T1_6"><text:s/></text:span><text:span text:style-name="T1_7">financeiros</text:span><text:span text:style-name="T1_8">/</text:span><text:span text:style-name="T1_9">eleitorais</text:span><text:span text:style-name="T1_10"><text:s/></text:span><text:span text:style-name="T1_11">presentes</text:span><text:span text:style-name="T1_12"><text:s/></text:span><text:span text:style-name="T1_13">no</text:span><text:span text:style-name="T1_14"><text:s/></text:span><text:span text:style-name="T1_15">TSE</text:span></text:p>
      <text:p text:style-name="P2"/>
      <text:p text:style-name="P3"><text:span text:style-name="T3_1">Descrição</text:span><text:span text:style-name="T3_2"><text:s/></text:span><text:span text:style-name="T3_3">do</text:span><text:span text:style-name="T3_4"><text:s/></text:span><text:span text:style-name="T3_5">cenário</text:span></text:p>
      <text:p text:style-name="P4"/>
      <text:p text:style-name="P5"><text:span text:style-name="T5_1">O</text:span><text:span text:style-name="T5_2"><text:s/></text:span><text:span text:style-name="T5_3">sistema</text:span><text:span text:style-name="T5_4"><text:s/></text:span><text:span text:style-name="T5_5">irá</text:span><text:span text:style-name="T5_6"><text:s/></text:span><text:span text:style-name="T5_7">extrair</text:span><text:span text:style-name="T5_8"><text:s/></text:span><text:span text:style-name="T5_9">dos</text:span><text:span text:style-name="T5_10"><text:s/></text:span><text:span text:style-name="T5_11">dados</text:span><text:span text:style-name="T5_12"><text:s/></text:span><text:span text:style-name="T5_13">brutos</text:span><text:span text:style-name="T5_14"><text:s/></text:span><text:span text:style-name="T5_15">presentes</text:span><text:span text:style-name="T5_16"><text:s/></text:span><text:span text:style-name="T5_17">no</text:span><text:span text:style-name="T5_18"><text:s/></text:span><text:span text:style-name="T5_19">TSE</text:span><text:span text:style-name="T5_20"><text:s/>[1]<text:s/></text:span><text:span text:style-name="T5_21">informações</text:span><text:span text:style-name="T5_22"><text:s/></text:span><text:span text:style-name="T5_23">relevantes</text:span><text:span text:style-name="T5_24"><text:s/></text:span><text:span text:style-name="T5_25">para</text:span><text:span text:style-name="T5_26"><text:s/></text:span><text:span text:style-name="T5_27">o</text:span><text:span text:style-name="T5_28"><text:s/></text:span><text:span text:style-name="T5_29">eleitor</text:span><text:span text:style-name="T5_30">.<text:s/></text:span><text:span text:style-name="T5_31">O</text:span><text:span text:style-name="T5_32"><text:s/></text:span><text:span text:style-name="T5_33">que</text:span><text:span text:style-name="T5_34"><text:s/></text:span><text:span text:style-name="T5_35">é</text:span><text:span text:style-name="T5_36"><text:s/></text:span><text:span text:style-name="T5_37">relevante</text:span><text:span text:style-name="T5_38">:</text:span></text:p>
      <text:list text:style-name="LS1" xml:id="list0">
        <text:list-item>
          <text:p text:style-name="P6"><text:span text:style-name="T6_1">Prestação</text:span><text:span text:style-name="T6_2"><text:s/></text:span><text:span text:style-name="T6_3">de</text:span><text:span text:style-name="T6_4"><text:s/></text:span><text:span text:style-name="T6_5">contas</text:span><text:span text:style-name="T6_6"><text:s/></text:span><text:span text:style-name="T6_7">por</text:span><text:span text:style-name="T6_8"><text:s/></text:span><text:span text:style-name="T6_9">partido</text:span><text:span text:style-name="T6_10">/</text:span><text:span text:style-name="T6_11">candidato</text:span><text:span text:style-name="T6_12">;</text:span></text:p>
        </text:list-item>
        <text:list-item>
          <text:p text:style-name="P7"><text:span text:style-name="T7_1">Custos</text:span><text:span text:style-name="T7_2"><text:s/></text:span><text:span text:style-name="T7_3">das</text:span><text:span text:style-name="T7_4"><text:s/></text:span><text:span text:style-name="T7_5">campanhas</text:span><text:span text:style-name="T7_6"><text:s/></text:span><text:span text:style-name="T7_7">por</text:span><text:span text:style-name="T7_8"><text:s/></text:span><text:span text:style-name="T7_9">ano</text:span><text:span text:style-name="T7_10"><text:s/>:<text:s/></text:span><text:span text:style-name="T7_11">qual</text:span><text:span text:style-name="T7_12"><text:s/></text:span><text:span text:style-name="T7_13">partido</text:span><text:span text:style-name="T7_14"><text:s/></text:span><text:span text:style-name="T7_15">gasta</text:span><text:span text:style-name="T7_16"><text:s/></text:span><text:span text:style-name="T7_17">mais</text:span><text:span text:style-name="T7_18"><text:s/></text:span><text:span text:style-name="T7_19">por</text:span><text:span text:style-name="T7_20"><text:s/></text:span><text:span text:style-name="T7_21">campanha</text:span><text:span text:style-name="T7_22">;</text:span></text:p>
        </text:list-item>
        <text:list-item>
          <text:p text:style-name="P8"><text:span text:style-name="T8_1">Dinheiro</text:span><text:span text:style-name="T8_2"><text:s/></text:span><text:span text:style-name="T8_3">gasto</text:span><text:span text:style-name="T8_4"><text:s/></text:span><text:span text:style-name="T8_5">X</text:span><text:span text:style-name="T8_6"><text:s/></text:span><text:span text:style-name="T8_7">partido</text:span><text:span text:style-name="T8_8">/</text:span><text:span text:style-name="T8_9">candidato</text:span><text:span text:style-name="T8_10"><text:s/></text:span><text:span text:style-name="T8_11">eleito</text:span><text:span text:style-name="T8_12">;</text:span></text:p>
        </text:list-item>
        <text:list-item>
          <text:p text:style-name="P9"><text:span text:style-name="T9_1">Comparativo</text:span><text:span text:style-name="T9_2"><text:s/></text:span><text:span text:style-name="T9_3">pessoas</text:span><text:span text:style-name="T9_4"><text:s/></text:span><text:span text:style-name="T9_5">físicas</text:span><text:span text:style-name="T9_6"><text:s/></text:span><text:span text:style-name="T9_7">X</text:span><text:span text:style-name="T9_8"><text:s/></text:span><text:span text:style-name="T9_9">jurídicas</text:span><text:span text:style-name="T9_10"><text:s/></text:span><text:span text:style-name="T9_11">X</text:span><text:span text:style-name="T9_12"><text:s/></text:span><text:span text:style-name="T9_13">fundo</text:span><text:span text:style-name="T9_14"><text:s/></text:span><text:span text:style-name="T9_15">partidário</text:span><text:span text:style-name="T9_16">;<text:s/></text:span></text:p>
        </text:list-item>
        <text:list-item>
          <text:p text:style-name="P10"><text:span text:style-name="T10_1"><office:annotation><dc:creator/><text:p text:style-name="P11"><text:span text:style-name="T11_1">Tiago</text:span><text:span text:style-name="T11_2"><text:s/></text:span><text:span text:style-name="T11_3">Gonçalves</text:span><text:span text:style-name="T11_4">:</text:span></text:p><text:p text:style-name="P12"><text:span text:style-name="T12_1">Seria</text:span><text:span text:style-name="T12_2"><text:s/></text:span><text:span text:style-name="T12_3">interessante</text:span><text:span text:style-name="T12_4"><text:s/></text:span><text:span text:style-name="T12_5">a</text:span><text:span text:style-name="T12_6"><text:s/></text:span><text:span text:style-name="T12_7">gente</text:span><text:span text:style-name="T12_8"><text:s/></text:span><text:span text:style-name="T12_9">fazer</text:span><text:span text:style-name="T12_10"><text:s/></text:span><text:span text:style-name="T12_11">algo</text:span><text:span text:style-name="T12_12"><text:s/></text:span><text:span text:style-name="T12_13">q</text:span><text:span text:style-name="T12_14"><text:s/></text:span><text:span text:style-name="T12_15">fosse</text:span><text:span text:style-name="T12_16"><text:s/></text:span><text:span text:style-name="T12_17">interativo</text:span><text:span text:style-name="T12_18">,<text:s/></text:span><text:span text:style-name="T12_19">intuitivo</text:span><text:span text:style-name="T12_20"><text:s/></text:span><text:span text:style-name="T12_21">e</text:span><text:span text:style-name="T12_22"><text:s/></text:span><text:span text:style-name="T12_23">de</text:span><text:span text:style-name="T12_24"><text:s/></text:span><text:span text:style-name="T12_25">fácil</text:span><text:span text:style-name="T12_26"><text:s/></text:span><text:span text:style-name="T12_27">uso</text:span><text:span text:style-name="T12_28"><text:s/></text:span><text:span text:style-name="T12_29">para</text:span><text:span text:style-name="T12_30"><text:s/></text:span><text:span text:style-name="T12_31">que</text:span><text:span text:style-name="T12_32"><text:s/></text:span><text:span text:style-name="T12_33">o</text:span><text:span text:style-name="T12_34"><text:s/></text:span><text:span text:style-name="T12_35">próprio</text:span><text:span text:style-name="T12_36"><text:s/></text:span><text:span text:style-name="T12_37">usuário</text:span><text:span text:style-name="T12_38"><text:s/></text:span><text:span text:style-name="T12_39">pudesse</text:span><text:span text:style-name="T12_40"><text:s/></text:span><text:span text:style-name="T12_41">montar</text:span><text:span text:style-name="T12_42"><text:s/></text:span><text:span text:style-name="T12_43">suas</text:span><text:span text:style-name="T12_44"><text:s/>"</text:span><text:span text:style-name="T12_45">queries</text:span><text:span text:style-name="T12_46">".<text:s/></text:span><text:span text:style-name="T12_47">Talvez</text:span><text:span text:style-name="T12_48"><text:s/></text:span><text:span text:style-name="T12_49">uns</text:span><text:span text:style-name="T12_50"><text:s/></text:span><text:span text:style-name="T12_51">diagramas</text:span><text:span text:style-name="T12_52">,<text:s/></text:span><text:span text:style-name="T12_53">sei</text:span><text:span text:style-name="T12_54"><text:s/></text:span><text:span text:style-name="T12_55">ĺá</text:span><text:span text:style-name="T12_56">...</text:span></text:p></office:annotation></text:span><text:span text:style-name="T12_57">Tratamento</text:span><text:span text:style-name="T12_58"><text:s/></text:span><text:span text:style-name="T12_59">de</text:span><text:span text:style-name="T12_60"><text:s/></text:span><text:span text:style-name="T12_61">informações</text:span><text:span text:style-name="T12_62">:</text:span><text:span text:style-name="T12_63"><text:s/></text:span><text:span text:style-name="T12_64">gráfico</text:span><text:span text:style-name="T12_65">,<text:s/></text:span><text:span text:style-name="T12_66">tabelas</text:span><text:span text:style-name="T12_67">,<text:s/></text:span><text:span text:style-name="T12_68">etc</text:span></text:p>
        </text:list-item>
        <text:list-item>
          <text:p text:style-name="P13"><text:span text:style-name="T13_1">Parsing</text:span><text:span text:style-name="T13_2">:</text:span><text:span text:style-name="T13_3">dados</text:span><text:span text:style-name="T13_4"><text:s/></text:span><text:span text:style-name="T13_5">brutos</text:span><text:span text:style-name="T13_6"><text:s/>-&gt;<text:s/></text:span><text:span text:style-name="T13_7">informações</text:span></text:p>
        </text:list-item>
      </text:list>
      <text:p text:style-name="P14"/>
      <text:p text:style-name="P15"/>
      <text:p text:style-name="P16"><text:span text:style-name="T16_1">[1]<text:s/></text:span><text:span text:style-name="T16_2"><text:a xlink:type="simple" xlink:href="http://www.tse.jus.br/eleicoes/estatisticas/repositorio-de-dados-eleitorais"><text:span text:style-name="T16_3">http</text:span></text:a></text:span><text:span text:style-name="T16_4"><text:a xlink:type="simple" xlink:href="http://www.tse.jus.br/eleicoes/estatisticas/repositorio-de-dados-eleitorais"><text:span text:style-name="T16_5">://</text:span></text:a></text:span><text:span text:style-name="T16_6"><text:a xlink:type="simple" xlink:href="http://www.tse.jus.br/eleicoes/estatisticas/repositorio-de-dados-eleitorais"><text:span text:style-name="T16_7">www</text:span></text:a></text:span><text:span text:style-name="T16_8"><text:a xlink:type="simple" xlink:href="http://www.tse.jus.br/eleicoes/estatisticas/repositorio-de-dados-eleitorais"><text:span text:style-name="T16_9">.</text:span></text:a></text:span><text:span text:style-name="T16_10"><text:a xlink:type="simple" xlink:href="http://www.tse.jus.br/eleicoes/estatisticas/repositorio-de-dados-eleitorais"><text:span text:style-name="T16_11">tse</text:span></text:a></text:span><text:span text:style-name="T16_12"><text:a xlink:type="simple" xlink:href="http://www.tse.jus.br/eleicoes/estatisticas/repositorio-de-dados-eleitorais"><text:span text:style-name="T16_13">.</text:span></text:a></text:span><text:span text:style-name="T16_14"><text:a xlink:type="simple" xlink:href="http://www.tse.jus.br/eleicoes/estatisticas/repositorio-de-dados-eleitorais"><text:span text:style-name="T16_15">jus</text:span></text:a></text:span><text:span text:style-name="T16_16"><text:a xlink:type="simple" xlink:href="http://www.tse.jus.br/eleicoes/estatisticas/repositorio-de-dados-eleitorais"><text:span text:style-name="T16_17">.</text:span></text:a></text:span><text:span text:style-name="T16_18"><text:a xlink:type="simple" xlink:href="http://www.tse.jus.br/eleicoes/estatisticas/repositorio-de-dados-eleitorais"><text:span text:style-name="T16_19">br</text:span></text:a></text:span><text:span text:style-name="T16_20"><text:a xlink:type="simple" xlink:href="http://www.tse.jus.br/eleicoes/estatisticas/repositorio-de-dados-eleitorais"><text:span text:style-name="T16_21">/</text:span></text:a></text:span><text:span text:style-name="T16_22"><text:a xlink:type="simple" xlink:href="http://www.tse.jus.br/eleicoes/estatisticas/repositorio-de-dados-eleitorais"><text:span text:style-name="T16_23">eleicoes</text:span></text:a></text:span><text:span text:style-name="T16_24"><text:a xlink:type="simple" xlink:href="http://www.tse.jus.br/eleicoes/estatisticas/repositorio-de-dados-eleitorais"><text:span text:style-name="T16_25">/</text:span></text:a></text:span><text:span text:style-name="T16_26"><text:a xlink:type="simple" xlink:href="http://www.tse.jus.br/eleicoes/estatisticas/repositorio-de-dados-eleitorais"><text:span text:style-name="T16_27">estatisticas</text:span></text:a></text:span><text:span text:style-name="T16_28"><text:a xlink:type="simple" xlink:href="http://www.tse.jus.br/eleicoes/estatisticas/repositorio-de-dados-eleitorais"><text:span text:style-name="T16_29">/</text:span></text:a></text:span><text:span text:style-name="T16_30"><text:a xlink:type="simple" xlink:href="http://www.tse.jus.br/eleicoes/estatisticas/repositorio-de-dados-eleitorais"><text:span text:style-name="T16_31">repositorio</text:span></text:a></text:span><text:span text:style-name="T16_32"><text:a xlink:type="simple" xlink:href="http://www.tse.jus.br/eleicoes/estatisticas/repositorio-de-dados-eleitorais"><text:span text:style-name="T16_33">-</text:span></text:a></text:span><text:span text:style-name="T16_34"><text:a xlink:type="simple" xlink:href="http://www.tse.jus.br/eleicoes/estatisticas/repositorio-de-dados-eleitorais"><text:span text:style-name="T16_35">de</text:span></text:a></text:span><text:span text:style-name="T16_36"><text:a xlink:type="simple" xlink:href="http://www.tse.jus.br/eleicoes/estatisticas/repositorio-de-dados-eleitorais"><text:span text:style-name="T16_37">-</text:span></text:a></text:span><text:span text:style-name="T16_38"><text:a xlink:type="simple" xlink:href="http://www.tse.jus.br/eleicoes/estatisticas/repositorio-de-dados-eleitorais"><text:span text:style-name="T16_39">dados</text:span></text:a></text:span><text:span text:style-name="T16_40"><text:a xlink:type="simple" xlink:href="http://www.tse.jus.br/eleicoes/estatisticas/repositorio-de-dados-eleitorais"><text:span text:style-name="T16_41">-</text:span></text:a></text:span><text:span text:style-name="T16_42"><text:a xlink:type="simple" xlink:href="http://www.tse.jus.br/eleicoes/estatisticas/repositorio-de-dados-eleitorais"><text:span text:style-name="T16_43">eleitorais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